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2.25pt" style:font-size-complex="14pt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5" style:family="paragraph" style:parent-style-name="Standard">
      <style:text-properties style:font-name="Arial" fo:font-size="15pt" style:font-size-asian="13.1000003814697pt" style:font-size-complex="15pt"/>
    </style:style>
    <style:style style:name="P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6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7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4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5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77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78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79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0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1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2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3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4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5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6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7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8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89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0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1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2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3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4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5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6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7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8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99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00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0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0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1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2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3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4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5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6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7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4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5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6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7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5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51" style:family="paragraph" style:parent-style-name="Standard" style:list-style-name="L1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ic.simulazione</text:p>
      <text:p text:style-name="P1"><text:bookmark-start text:name="DDE_LINK"/>Simulazione</text:p>
      <text:list text:style-name="L1">
        <text:list-item text:start-value="1">
          <text:p text:style-name="P6">Tipo, obiettivo e funzione della classe/interfaccia:</text:p>
          <text:p text:style-name="P77"><text:tab/>Classe pubblica e concreta; crea e avvia un processore che crea tutti gli <text:tab/>istanti della simulazione. Tali istanti vengono mantenuti internamente a <text:tab/>questa classe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Utilizza il metodo creaSimulazione() della classe Processore per creare gli <text:tab/>istanti della simulazione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a classe Player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Processore proc:</text:p>
                </text:list-item>
              </text:list>
            </text:list-item>
          </text:list>
        </text:list-item>
      </text:list>
      <text:p text:style-name="P3"><text:tab/><text:tab/><text:tab/>istanza di processore che si occupa della generazione degli istant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LinkedList&lt;Istante&gt; listaIstanti:</text:p>
                </text:list-item>
              </text:list>
            </text:list-item>
          </text:list>
        </text:list-item>
      </text:list>
      <text:p text:style-name="P3"><text:tab/><text:tab/><text:tab/>lista di istanti generata dal processor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ConfigurazioneIniziale conf:</text:p>
                </text:list-item>
              </text:list>
            </text:list-item>
          </text:list>
        </text:list-item>
      </text:list>
      <text:p text:style-name="P3"><text:tab/><text:tab/><text:tab/>parametri di configurazione per il sistema di simulazione.</text:p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public Simulazione(ConfigurazioneIniziale conf):</text:p>
                </text:list-item>
              </text:list>
            </text:list-item>
          </text:list>
        </text:list-item>
      </text:list>
      <text:p text:style-name="P3"><text:tab/><text:tab/><text:tab/>costruttore della classe, che riceve come parametro la configurazione <text:tab/><text:tab/><text:tab/>iniziale del sistema</text:p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LinkedList&lt;Istante&gt; crea():</text:p>
                </text:list-item>
              </text:list>
            </text:list-item>
          </text:list>
        </text:list-item>
      </text:list>
      <text:p text:style-name="P3"><text:tab/><text:tab/><text:tab/>da il via alla creazione della simulazione: il processore può cominciare</text:p>
      <text:p text:style-name="P3"><text:s text:c="5"/><text:tab/><text:tab/><text:tab/>ad interagire con lo scheduler e il gestore della 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numeroIstanti():</text:p>
                </text:list-item>
              </text:list>
            </text:list-item>
          </text:list>
        </text:list-item>
      </text:list>
      <text:p text:style-name="P3"><text:tab/><text:tab/><text:tab/>ritorna il numero degli istanti che compongono la simulazione.</text:p>
      <text:p text:style-name="P3"/>
      <text:p text:style-name="P1">Player</text:p>
      <text:list text:style-name="L1">
        <text:list-item text:start-value="1">
          <text:p text:style-name="P6">Tipo, obiettivo e funzione della classe/interfaccia:</text:p>
          <text:p text:style-name="P77"><text:tab/>Classe pubblica e concreta; scorre gli istanti che compongono una <text:tab/>simulazione, in avanti o in dietro nel tempo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Utilizza il metodo crea() della classe Simulazione per creare la simulazione <text:tab/>con i relativi istanti. Vengono inoltre utilizzati i metodi get della classe Istante, <text:tab/>per identificare eventuali eventi rilevanti nel corso della simulazione. <text:tab/>Vengono utilizzati i metodi AggiornaStatistiche e AzzeraStatistiche della <text:tab/>classe interna Statistiche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a GUI per lo scorrimento della simulazione.</text:p>
        </text:list-item>
      </text:list>
      <text:p text:style-name="P3"><text:soft-page-break/></text:p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Simulazione simulazioneEseguita:</text:p>
                </text:list-item>
              </text:list>
            </text:list-item>
          </text:list>
        </text:list-item>
      </text:list>
      <text:p text:style-name="P3"><text:tab/><text:tab/><text:tab/>la simulazione contenente gli istanti da scorrere con il Player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LinkedList&lt;Istante&gt; listaIstanti:</text:p>
                </text:list-item>
              </text:list>
            </text:list-item>
          </text:list>
        </text:list-item>
      </text:list>
      <text:p text:style-name="P3"><text:tab/><text:tab/><text:tab/>la lista degli istanti generati dalla simul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indiceElementoCorrente:</text:p>
                </text:list-item>
              </text:list>
            </text:list-item>
          </text:list>
        </text:list-item>
      </text:list>
      <text:p text:style-name="P4"><text:tab/><text:tab/><text:tab/>l'indice dell'istante corrente; utilizzato per ottimizzare lo scorrimento <text:tab/><text:tab/><text:tab/>degli istant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ListIterator&lt;Istante&gt; istanteCorrente:</text:p>
                </text:list-item>
              </text:list>
            </text:list-item>
          </text:list>
        </text:list-item>
      </text:list>
      <text:p text:style-name="P4"><text:tab/><text:tab/><text:tab/>Iteratore che punta all'istante corrente; viene utilizzato per scorrere la <text:tab/><text:tab/><text:tab/>lis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enum Evento{FAULT, SWITCH, FULL_RAM, FULL_SWAP, END_PROC, NEW_PROC}:</text:p>
                  <text:list>
                    <text:list-item>
                      <text:list>
                        <text:list-header>
                          <text:p text:style-name="P77">Enumerazione per la definizione degli eventi significativi che possono essere ricercati nella lista di istant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static Statistiche stat:</text:p>
                  <text:list>
                    <text:list-item>
                      <text:list>
                        <text:list-header>
                          <text:p text:style-name="P101">Istanza della classe Statistiche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public Player(ConfigurazioneIniziale conf):</text:p>
                </text:list-item>
              </text:list>
            </text:list-item>
          </text:list>
        </text:list-item>
      </text:list>
      <text:p text:style-name="P3"><text:tab/><text:tab/><text:tab/>costruttore della classe, che riceve come parametro la configurazione <text:tab/><text:tab/><text:tab/>iniziale del sistema.</text:p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boolean caricaSimulazione():</text:p>
                </text:list-item>
              </text:list>
            </text:list-item>
          </text:list>
        </text:list-item>
      </text:list>
      <text:p text:style-name="P3"><text:tab/><text:tab/><text:tab/>carica la simulazione e inizializza l'iteratore per lo scorrimento della <text:tab/><text:tab/><text:tab/>simulazione; ritorna un booleano che comunica lo stato di successo o <text:tab/><text:tab/><text:tab/>fallimento dell'oper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<text:bookmark-end text:name="DDE_LINK"/>public Istante istantePrecedente():</text:p>
                </text:list-item>
              </text:list>
            </text:list-item>
          </text:list>
        </text:list-item>
      </text:list>
      <text:p text:style-name="P3"><text:tab/><text:tab/><text:tab/>ritorna l'istante precedente a quello attuale. Se viene ritornato un <text:tab/><text:tab/><text:tab/><text:tab/>riferimento nullo, significa che non ci sono istanti preced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stante istanteSuccessivo():</text:p>
                </text:list-item>
              </text:list>
            </text:list-item>
          </text:list>
        </text:list-item>
      </text:list>
      <text:p text:style-name="P3"><text:tab/><text:tab/><text:tab/>ritorna l'istante successivo a quello attuale. Se viene ritornato un <text:tab/><text:tab/><text:tab/><text:tab/>puntatore nullo, significa che non ci sono istanti successiv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LinkedList&lt;Istante&gt; precedenteIstanteSignificativo (Evento e):</text:p>
                </text:list-item>
              </text:list>
            </text:list-item>
          </text:list>
        </text:list-item>
      </text:list>
      <text:p text:style-name="P4"><text:tab/><text:tab/><text:tab/>ritorna l'istante significativo precedente all'istante corrente. Un istante <text:tab/><text:tab/><text:tab/>significativo, corrisponde ad uno o più eventi del tipo: fault in memoria <text:tab/><text:tab/><text:tab/>principale RAM, context-switch, riempimento della memoria centrale, <text:tab/><text:tab/><text:tab/>riempimento dell'area di Swap, terminazione di un processo, arrivo di <text:tab/><text:tab/><text:tab/>uno o più processi.</text:p>
      <text:p text:style-name="P3"><text:soft-page-break/>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LinkedList&lt;Istante&gt; prossimoIstanteSignificativo (Evento e):</text:p>
                </text:list-item>
              </text:list>
            </text:list-item>
          </text:list>
        </text:list-item>
      </text:list>
      <text:p text:style-name="P3"><text:tab/><text:tab/><text:tab/>ritorna l'istante significativo successivo all'istante corrente. Un istante <text:tab/><text:tab/><text:tab/>significativo, corrisponde ad uno o più eventi del tipo: fault in memoria <text:tab/><text:tab/><text:tab/>principale RAM, context-switch, riempimento della memoria centrale, <text:tab/><text:tab/><text:tab/>riempimento dell'area di Swap, terminazione di un processo, arrivo di <text:tab/><text:tab/><text:tab/>uno o più process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stante primoIstante():</text:p>
                </text:list-item>
              </text:list>
            </text:list-item>
          </text:list>
        </text:list-item>
      </text:list>
      <text:p text:style-name="P3"><text:tab/><text:tab/><text:tab/>Ritorna il primo istante della simul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LinkedList&lt;Istante&gt; ultimoIstante():</text:p>
                </text:list-item>
              </text:list>
            </text:list-item>
          </text:list>
        </text:list-item>
      </text:list>
      <text:p text:style-name="P3"><text:tab/><text:tab/><text:tab/>Ritorna una lista di istanti che porta all'ultimo istante della simul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numeroIstanti():</text:p>
                  <text:list>
                    <text:list-item>
                      <text:list>
                        <text:list-header>
                          <text:p text:style-name="P101">Ritorna il numero di istanti che compongono la simulazione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Statistiche getStatistiche():</text:p>
                </text:list-item>
              </text:list>
            </text:list-item>
          </text:list>
        </text:list-item>
      </text:list>
      <text:p text:style-name="P3"><text:tab/><text:tab/><text:tab/>Ritorna un riferimento all'oggetto interno stat in modo che dall'esterno <text:tab/><text:tab/><text:tab/>siano accessibili i metodi della classe Statistiche.</text:p>
      <text:p text:style-name="P3"/>
      <text:p text:style-name="P1"><text:bookmark-start text:name="DDE_LINK2"/><text:bookmark-start text:name="DDE_LINK3"/>Istante</text:p>
      <text:list text:style-name="L1">
        <text:list-item text:start-value="1">
          <text:p text:style-name="P6"><text:bookmark-start text:name="DDE_LINK1"/>Tipo, obiettivo e funzione della classe/interfaccia:</text:p>
          <text:p text:style-name="P77"><text:tab/>Classe pubblica e concreta; rappresenta una singola unità di tempo della <text:tab/>simulazione. Al suo interno le informazioni sono rappresentate in modo <text:tab/>differenziale; ciò significa che ogni istante rappresenta solo le differenze <text:tab/>rispetto all'istante precedente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a classe Player la quale interroga i campi dato per scoprire <text:tab/>eventi significativi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PCB processoInEsecuzione:</text:p>
                </text:list-item>
              </text:list>
            </text:list-item>
          </text:list>
        </text:list-item>
      </text:list>
      <text:p text:style-name="P3"><text:tab/><text:tab/><text:tab/>il processo in esecuzione nel'istante corr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PCB processoPrecedenteTerminato:</text:p>
                </text:list-item>
              </text:list>
            </text:list-item>
          </text:list>
        </text:list-item>
      </text:list>
      <text:p text:style-name="P3"><text:tab/><text:tab/><text:tab/>il processo terminato nell'istante corrente, cioè che ha eseguito il suo <text:tab/><text:tab/><text:tab/>ultimo quanto di tempo nell'istante preced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nuovoProcesso:</text:p>
                </text:list-item>
              </text:list>
            </text:list-item>
          </text:list>
        </text:list-item>
      </text:list>
      <text:p text:style-name="P3"><text:tab/><text:tab/><text:tab/>indica se sono arrivati nuovi processi nella coda dei pront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numeroFault:</text:p>
                </text:list-item>
              </text:list>
            </text:list-item>
          </text:list>
        </text:list-item>
      </text:list>
      <text:p text:style-name="P3"><text:tab/><text:tab/><text:tab/>numero di fault generati nell'istante corr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LinkedList&lt;Azione&gt; cambiamentiInMemoria:</text:p>
                </text:list-item>
              </text:list>
            </text:list-item>
          </text:list>
        </text:list-item>
      </text:list>
      <text:p text:style-name="P3"><text:tab/><text:tab/><text:tab/>i cambiamenti avvenuti in memoria (RAM e Swap).</text:p>
      <text:p text:style-name="P3"><text:soft-page-break/>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full_RAM:</text:p>
                </text:list-item>
              </text:list>
            </text:list-item>
          </text:list>
        </text:list-item>
      </text:list>
      <text:p text:style-name="P3"><text:tab/><text:tab/><text:tab/>indica se la memoria RAM si è riempita a tal punto da non poter <text:tab/><text:tab/><text:tab/><text:tab/>caricare nuove pagine/segment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full_Swap:</text:p>
                </text:list-item>
              </text:list>
            </text:list-item>
          </text:list>
        </text:list-item>
      </text:list>
      <text:p text:style-name="P3"><text:tab/><text:tab/><text:tab/>indica se l'area di Swap ha raggiunto la sua capacità massima.</text:p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public Istante(PCB inEsecuzione, PCB terminato, boolean nuovoProcesso, int fault,LinkedList&lt;Azione&gt; memoria, boolean full_RAM, boolean full_Swap):</text:p>
                </text:list-item>
              </text:list>
            </text:list-item>
          </text:list>
        </text:list-item>
      </text:list>
      <text:p text:style-name="P3"><text:tab/><text:tab/><text:tab/>costruttore della classe. Inizializza tutti i campi dati precedentemente <text:tab/><text:tab/><text:tab/>descritti.</text:p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PCB getProcessoInEsecuzione():</text:p>
                </text:list-item>
              </text:list>
            </text:list-item>
          </text:list>
        </text:list-item>
      </text:list>
      <text:p text:style-name="P3"><text:tab/><text:tab/><text:tab/>ritorna il PCB del processo in esecuzione nell'istante corr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PCB getProcessoPrecedenteTerminato():</text:p>
                </text:list-item>
              </text:list>
            </text:list-item>
          </text:list>
        </text:list-item>
      </text:list>
      <text:p text:style-name="P3"><text:tab/><text:tab/><text:tab/>ritorna il PCB del processo terminato nell'istante corr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NuovoProcesso():</text:p>
                </text:list-item>
              </text:list>
            </text:list-item>
          </text:list>
        </text:list-item>
      </text:list>
      <text:p text:style-name="P4"><text:tab/><text:tab/><text:tab/>ritorna un booleano che indica se nell'istante corrente sono arrivati <text:tab/><text:tab/><text:tab/>nuovi processi nella coda dei pront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Fault():</text:p>
                </text:list-item>
              </text:list>
            </text:list-item>
          </text:list>
        </text:list-item>
      </text:list>
      <text:p text:style-name="P3"><text:tab/><text:tab/><text:tab/>ritorna il numero di fault generati in memoria nell'istante corr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LinkedList&lt;Azione&gt; getCambiamentiInMemoria():</text:p>
                </text:list-item>
              </text:list>
            </text:list-item>
          </text:list>
        </text:list-item>
      </text:list>
      <text:p text:style-name="P4"><text:tab/><text:tab/><text:tab/>ritorna una lista di Azione, che indica ogni operazione elementare <text:tab/><text:tab/><text:tab/><text:tab/>avvenuta in memoria. Per maggiori dettagli vedere la documentazione <text:tab/><text:tab/><text:tab/>della classe 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Full_RAM():</text:p>
                </text:list-item>
              </text:list>
            </text:list-item>
          </text:list>
        </text:list-item>
      </text:list>
      <text:p text:style-name="P4"><text:tab/><text:tab/><text:tab/>ritorna un booleano che indica se la RAM è stata riempita a tal punto <text:tab/><text:tab/><text:tab/>da non permettere l'inserimento di nuove pagine/segmenti, fino a che <text:tab/><text:tab/><text:tab/>una parte di essa non sarà liber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Full_Swap():</text:p>
                </text:list-item>
              </text:list>
            </text:list-item>
          </text:list>
        </text:list-item>
      </text:list>
      <text:p text:style-name="P4"><text:tab/><text:tab/><text:tab/>ritorna un booleano che indica se nell'istante corrente l'area di Swap <text:tab/><text:tab/><text:tab/>ha <text:s/>raggiunto la sua capacità massima.<text:bookmark-end text:name="DDE_LINK3"/></text:p>
      <text:p text:style-name="P3"><text:bookmark-end text:name="DDE_LINK2"/><text:bookmark-end text:name="DDE_LINK1"/></text:p>
      <text:p text:style-name="P2">EccezioneConfigurazioneNonValida</text:p>
      <text:list text:style-name="L1">
        <text:list-item text:start-value="1">
          <text:p text:style-name="P6">Tipo, obiettivo e funzione della classe/interfaccia:</text:p>
          <text:p text:style-name="P77"><text:tab/>Classe pubblica e concreta; estende la classe Exception. Rappresenta <text:tab/>un'eccezione lanciata nel momento in cui viene creata una <text:tab/>ConfigurazioneIniziale non valida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><text:soft-page-break/></text:p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a classe ConfigurazioneIniziale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header>
                  <text:p text:style-name="P251">Nessuno.</text:p>
                </text:list-header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Quello di default.</text:p>
                </text:list-item>
              </text:list>
            </text:list-item>
          </text:list>
        </text:list-item>
      </text:list>
      <text:list text:style-name="L1">
        <text:list-item text:start-value="1">
          <text:list>
            <text:list-item text:start-value="1">
              <text:p text:style-name="P6">Metodi:</text:p>
              <text:list>
                <text:list-header>
                  <text:p text:style-name="P101">Nessuno.</text:p>
                </text:list-header>
              </text:list>
            </text:list-item>
          </text:list>
        </text:list-item>
      </text:list>
      <text:p text:style-name="P3"/>
      <text:p text:style-name="P3"/>
      <text:p text:style-name="P3"/>
      <text:p text:style-name="P1">ConfigurazioneIniziale</text:p>
      <text:list text:style-name="L1">
        <text:list-item text:start-value="1">
          <text:p text:style-name="P6">Tipo, obiettivo e funzione della classe/interfaccia:</text:p>
          <text:p text:style-name="P77"><text:tab/>Classe pubblica e concreta. Rappresenta la configurazione del sistema di <text:tab/>simulazione. Estende la classe Serializable per permettere la <text:tab/>serializzazione in file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e classi: SwapPaginata, GestoreMemoriaPaginata, <text:tab/>Simulazione, Processore, RAMSegmentata, Player, GestioneFile, <text:tab/>AssociazioneProcessiJDialog, RAMPaginata, GestoreMemoriaSegmentata, <text:tab/>SwapSegmentata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final int BANDA_BUS_DATI:</text:p>
                </text:list-item>
              </text:list>
            </text:list-item>
          </text:list>
        </text:list-item>
      </text:list>
      <text:p text:style-name="P3"><text:tab/><text:tab/><text:tab/>capacità del bus-dati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POLITICA_GESTIONE_MEMORIA:</text:p>
                </text:list-item>
              </text:list>
            </text:list-item>
          </text:list>
        </text:list-item>
      </text:list>
      <text:p text:style-name="P3"><text:tab/><text:tab/><text:tab/>specifica la politica di gestione della memoria (vedi Analisi dei <text:tab/><text:tab/><text:tab/><text:tab/>Requisiti)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MODALITA_GESTIONE_MEMORIA:</text:p>
                </text:list-item>
              </text:list>
            </text:list-item>
          </text:list>
        </text:list-item>
      </text:list>
      <text:p text:style-name="P3"><text:tab/><text:tab/><text:tab/>specifica la modalità di gestione della memoria: <text:tab/><text:tab/><text:tab/><text:tab/><text:tab/><text:tab/>paginazione o segment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POLITICA_SCHEDULAZIONE_PROCESSI:</text:p>
                </text:list-item>
              </text:list>
            </text:list-item>
          </text:list>
        </text:list-item>
      </text:list>
      <text:p text:style-name="P3"><text:tab/><text:tab/><text:tab/>specifica la politica di schedulazione dei processi(vedi Analisi dei <text:tab/><text:tab/><text:tab/><text:tab/>Requisiti)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DIMENSIONE_RAM:</text:p>
                </text:list-item>
              </text:list>
            </text:list-item>
          </text:list>
        </text:list-item>
      </text:list>
      <text:p text:style-name="P3"><text:tab/><text:tab/><text:tab/>specifica la dimensione della memoria centrale RAM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DIMENSIONE_SWAP:</text:p>
                </text:list-item>
              </text:list>
            </text:list-item>
          </text:list>
        </text:list-item>
      </text:list>
      <text:p text:style-name="P3"><text:tab/><text:tab/><text:tab/>specifica la dimensione dell'area di Swap espressa in KB.</text:p>
      <text:p text:style-name="P3"><text:soft-page-break/>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TEMPO_CONTEXT_SWITCH:</text:p>
                </text:list-item>
              </text:list>
            </text:list-item>
          </text:list>
        </text:list-item>
      </text:list>
      <text:p text:style-name="P3"><text:tab/><text:tab/><text:tab/>specifica il tempo di context-switch espresso in millisecond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TEMPO_ACCESSO_DISCO:</text:p>
                </text:list-item>
              </text:list>
            </text:list-item>
          </text:list>
        </text:list-item>
      </text:list>
      <text:p text:style-name="P3"><text:tab/><text:tab/><text:tab/>specifica il tempo di accesso al disco espresso in millisecond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int DIMENSIONE_PAGINA:</text:p>
                </text:list-item>
              </text:list>
            </text:list-item>
          </text:list>
        </text:list-item>
      </text:list>
      <text:p text:style-name="P3"><text:tab/><text:tab/><text:tab/>specifica la dimensione di una pagina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LinkedList&lt;Processo&gt; LISTA_PROCESSI:</text:p>
                </text:list-item>
              </text:list>
            </text:list-item>
          </text:list>
        </text:list-item>
      </text:list>
      <text:p text:style-name="P3"><text:tab/><text:tab/><text:tab/>lista dei processi da usare nella simulazione.</text:p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77">public ConfigurazioneIniziale(int bandaBusDati, int politicaGestioneMemoria, int modalitaGestioneMemoria, int politicaSchedulazione, int dimRAM, int dimSwap, int tempoContextSwitch, int tempoAccessoDisco, int dimPagina, LinkedList&lt;Processo&gt; listaProcessi) </text:p>
                  <text:p text:style-name="P77">throws EccezioneConfigurazioneNonValida:</text:p>
                  <text:list>
                    <text:list-item>
                      <text:list>
                        <text:list-header>
                          <text:p text:style-name="P77">Costruttore della classe. Inizializza tutti i campi dati controllando che i valori inseriti siano corretti e ragionevol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int getBandaBusDati():</text:p>
                </text:list-item>
              </text:list>
            </text:list-item>
          </text:list>
        </text:list-item>
      </text:list>
      <text:p text:style-name="P3"><text:tab/><text:tab/><text:tab/>ritorna la banda del bus-dati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DimensionePagina():</text:p>
                </text:list-item>
              </text:list>
            </text:list-item>
          </text:list>
        </text:list-item>
      </text:list>
      <text:p text:style-name="P3"><text:tab/><text:tab/><text:tab/>ritorna la dimensione di una pagina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DimensioneRAM():</text:p>
                </text:list-item>
              </text:list>
            </text:list-item>
          </text:list>
        </text:list-item>
      </text:list>
      <text:p text:style-name="P3"><text:tab/><text:tab/><text:tab/>ritorna la dimensione della RAM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DimensioneSwap():</text:p>
                </text:list-item>
              </text:list>
            </text:list-item>
          </text:list>
        </text:list-item>
      </text:list>
      <text:p text:style-name="P3"><text:tab/><text:tab/><text:tab/>ritorna la dimensione dell'area di Swap espressa in KB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ModalitaGestioneMemoria():</text:p>
                </text:list-item>
              </text:list>
            </text:list-item>
          </text:list>
        </text:list-item>
      </text:list>
      <text:p text:style-name="P3"><text:tab/><text:tab/><text:tab/>ritorna la modalità di gestione della 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PoliticaGestioneMemoria():</text:p>
                </text:list-item>
              </text:list>
            </text:list-item>
          </text:list>
        </text:list-item>
      </text:list>
      <text:p text:style-name="P3"><text:tab/><text:tab/><text:tab/>ritorna la politica di gestione della 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PoliticaSchedulazioneProcessi():</text:p>
                </text:list-item>
              </text:list>
            </text:list-item>
          </text:list>
        </text:list-item>
      </text:list>
      <text:p text:style-name="P3"><text:tab/><text:tab/><text:tab/>ritorna la politica di schedulazione dei process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TempoAccessoDisco():</text:p>
                </text:list-item>
              </text:list>
            </text:list-item>
          </text:list>
        </text:list-item>
      </text:list>
      <text:p text:style-name="P3"><text:tab/><text:tab/><text:tab/>ritorna il tempo di accesso al disco espresso in millisecond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TempoContextSwitch():</text:p>
                </text:list-item>
              </text:list>
            </text:list-item>
          </text:list>
        </text:list-item>
      </text:list>
      <text:p text:style-name="P3"><text:tab/><text:tab/><text:tab/>ritorna il tempo di context-switch espresso in millisecondi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LinkedList&lt;Processo&gt; getListaProcessi():</text:p>
                </text:list-item>
              </text:list>
            </text:list-item>
          </text:list>
        </text:list-item>
      </text:list>
      <text:p text:style-name="P3"><text:soft-page-break/><text:tab/><text:tab/><text:tab/>ritorna la lista dei processi che saranno oggetto della simulazione.</text:p>
      <text:p text:style-name="P3"/>
      <text:p text:style-name="P1"><text:bookmark-start text:name="DDE_LINK6"/><text:bookmark-start text:name="DDE_LINK4"/>Statistiche</text:p>
      <text:list text:style-name="L1">
        <text:list-item text:start-value="1">
          <text:p text:style-name="P6">Tipo, obiettivo e funzione della classe/interfaccia:</text:p>
          <text:p text:style-name="P77"><text:tab/>Classe pubblica e concreta, interna alla classe Player; raccoglie dati statistici <text:tab/>nel range di istanti che va dall'inizio della simulazione all'istante corrente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a classe Player per aggiornare le statistiche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int utilizzoRAM:</text:p>
                </text:list-item>
              </text:list>
            </text:list-item>
          </text:list>
        </text:list-item>
      </text:list>
      <text:p text:style-name="P3"><text:tab/><text:tab/><text:tab/>la quantità in KB di RAM utilizz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utilizzoSwap:</text:p>
                </text:list-item>
              </text:list>
            </text:list-item>
          </text:list>
        </text:list-item>
      </text:list>
      <text:p text:style-name="P3"><text:tab/><text:tab/><text:tab/>la quantità in KB di Swap utilizz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numeroFault:</text:p>
                </text:list-item>
              </text:list>
            </text:list-item>
          </text:list>
        </text:list-item>
      </text:list>
      <text:p text:style-name="P3"><text:tab/><text:tab/><text:tab/>numero di Fault avvenuti in 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numeroIstantiRimanenti:</text:p>
                </text:list-item>
              </text:list>
            </text:list-item>
          </text:list>
        </text:list-item>
      </text:list>
      <text:p text:style-name="P3"><text:tab/><text:tab/><text:tab/>numero di istanti rimanenti alla fine della simulazione.</text:p>
      <text:p text:style-name="P3"/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Statistiche():</text:p>
                  <text:list>
                    <text:list-item>
                      <text:list>
                        <text:list-header>
                          <text:p text:style-name="P101">Costruttore della classe. Inizializza tutti i campi a zero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int getUtilizzoRAM():</text:p>
                </text:list-item>
              </text:list>
            </text:list-item>
          </text:list>
        </text:list-item>
      </text:list>
      <text:p text:style-name="P3"><text:tab/><text:tab/><text:tab/>ritorna la quantità in KB di RAM utilizz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UtilizzoSwap():</text:p>
                </text:list-item>
              </text:list>
            </text:list-item>
          </text:list>
        </text:list-item>
      </text:list>
      <text:p text:style-name="P3"><text:tab/><text:tab/><text:tab/>ritorna la quantità in KB di Swap utilizz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NumeroFault():</text:p>
                </text:list-item>
              </text:list>
            </text:list-item>
          </text:list>
        </text:list-item>
      </text:list>
      <text:p text:style-name="P3"><text:tab/><text:tab/><text:tab/>ritorna il numero di fault avvenuti in memoria.</text:p>
      <text:p text:style-name="P3"><text:bookmark-start text:name="DDE_LINK10"/>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<text:bookmark-end text:name="DDE_LINK10"/>public int getNumeroIstantiRimanenti():</text:p>
                </text:list-item>
              </text:list>
            </text:list-item>
          </text:list>
        </text:list-item>
      </text:list>
      <text:p text:style-name="P3"><text:tab/><text:tab/><text:tab/>ritorna il numero di istanti rimanenti alla fine della simul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void AggiornaOccupazioni(Istante nuovoIstante, boolean avanti):</text:p>
                </text:list-item>
              </text:list>
            </text:list-item>
          </text:list>
        </text:list-item>
      </text:list>
      <text:p text:style-name="P3"><text:tab/><text:tab/><text:tab/>aggiorna i campi utilizzoRAM e utilizzoSwap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void AggiornaStatistiche(Istante nuovoIstante, boolean avanti ):</text:p>
                </text:list-item>
              </text:list>
            </text:list-item>
          </text:list>
        </text:list-item>
      </text:list>
      <text:p text:style-name="P4"><text:tab/><text:tab/><text:tab/>aggiorna le statistiche specificando il nuovo istante, e se quest'ultimo <text:tab/><text:tab/><text:tab/>è precedente o successivo a quello corrente.</text:p>
      <text:p text:style-name="P3"><text:soft-page-break/>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void AggiornaStatistiche(LinkedList&lt;Istante&gt; listaNuoviIstanti,</text:p>
                  <text:p text:style-name="P101">boolean avanti):</text:p>
                </text:list-item>
              </text:list>
            </text:list-item>
          </text:list>
        </text:list-item>
      </text:list>
      <text:p text:style-name="P4"><text:tab/><text:tab/><text:tab/>aggiorna le statistiche specificando una lista di Istante, e se <text:tab/><text:tab/><text:tab/><text:tab/><text:tab/>quest'ultimi sono precedenti o successivi all'istante corrent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void AzzeraStatistiche():</text:p>
                </text:list-item>
              </text:list>
            </text:list-item>
          </text:list>
        </text:list-item>
      </text:list>
      <text:p text:style-name="P3"><text:tab/><text:tab/><text:tab/>azzera le statistiche.<text:bookmark-end text:name="DDE_LINK6"/><text:bookmark-end text:name="DDE_LINK4"/></text:p>
      <text:p text:style-name="P3"/>
      <text:p text:style-name="P3"/>
      <text:p text:style-name="P1"><text:bookmark-start text:name="DDE_LINK5"/>GestioneFile</text:p>
      <text:list text:style-name="L1">
        <text:list-item text:start-value="1">
          <text:p text:style-name="P6">Tipo, obiettivo e funzione della classe/interfaccia:</text:p>
          <text:p text:style-name="P77"><text:tab/>Classe pubblica e concreta; si interfaccia con i file per il funzionamento del <text:tab/>sistema di simulazione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l'interfaccia grafica per salvare e caricare configurazioni da <text:tab/>file specificandone il percorso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String percosoFileConfigurazione:</text:p>
                </text:list-item>
              </text:list>
            </text:list-item>
          </text:list>
        </text:list-item>
      </text:list>
      <text:p text:style-name="P3"><text:tab/><text:tab/><text:tab/>il percorso del file di configur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ConfigurazioneIniziale configurazione:</text:p>
                </text:list-item>
              </text:list>
            </text:list-item>
          </text:list>
        </text:list-item>
      </text:list>
      <text:p text:style-name="P3"><text:tab/><text:tab/><text:tab/>la configurazione da salvare/caricare.</text:p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public GestioneFile(String percorsoFileConfigurazione, ConfigurazioneIniziale conf):</text:p>
                  <text:list>
                    <text:list-item>
                      <text:list>
                        <text:list-header>
                          <text:p text:style-name="P101">Costruttore della classe. Riceve come parametri il percorso del file in cui verrà salvata/caricata la ConfigurazioneIniziale. Viene inoltre passata la configurazione da salvare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String getPercorsoFileConfigurazione():</text:p>
                </text:list-item>
              </text:list>
            </text:list-item>
          </text:list>
        </text:list-item>
      </text:list>
      <text:p text:style-name="P3"><text:tab/><text:tab/><text:tab/>ritorna il percorso del file in cui verrà salvata/caricata la <text:tab/><text:tab/><text:tab/><text:tab/><text:tab/>configur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void setPercorsoFileConfigurazione(String nuovoPercorso):</text:p>
                </text:list-item>
              </text:list>
            </text:list-item>
          </text:list>
        </text:list-item>
      </text:list>
      <text:p text:style-name="P3"><text:tab/><text:tab/><text:tab/>imposta il percorso del file di configurazion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alvaFileConfigurazione (ConfigurazioneIniziale conf) </text:p>
                  <text:p text:style-name="P101">throws IOException:</text:p>
                </text:list-item>
              </text:list>
            </text:list-item>
          </text:list>
        </text:list-item>
      </text:list>
      <text:p text:style-name="P3"><text:tab/><text:tab/><text:tab/>salva la configurazione passata come parametro nel file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ConfigurazioneIniziale caricaFileConfigurazione() throws IOException, ClassNotFoundException:</text:p>
                </text:list-item>
              </text:list>
            </text:list-item>
          </text:list>
        </text:list-item>
      </text:list>
      <text:p text:style-name="P3"><text:soft-page-break/><text:tab/><text:tab/><text:tab/>carica la configurazione da file e la ritorna al chiamante.<text:bookmark-end text:name="DDE_LINK5"/></text:p>
      <text:p text:style-name="P3"/>
      <text:p text:style-name="P3"/>
      <text:p text:style-name="P3"/>
      <text:p text:style-name="P3"/>
      <text:p text:style-name="P1">FrameMemoria</text:p>
      <text:list text:style-name="L1">
        <text:list-item text:start-value="1">
          <text:p text:style-name="P6">Tipo, obiettivo e funzione della classe/interfaccia:</text:p>
          <text:p text:style-name="P77"><text:tab/>Interfaccia pubblica; racchiude gli aspetti comuni di pagine e segmenti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implementata dalle classi: Pagina e Segmento.</text:p>
          <text:list>
            <text:list-item>
              <text:list>
                <text:list-header>
                  <text:p text:style-name="P101">Viene utilizzata in tutte le classi che compongono e interagiscono con il gestore della memoria.</text:p>
                </text:list-header>
              </text:list>
            </text:list-item>
          </text:list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header>
                  <text:p text:style-name="P101">Nessuno</text:p>
                </text:list-header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header>
                  <text:p text:style-name="P101">Nessuno.</text:p>
                </text:list-header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String getIndirizzo():</text:p>
                </text:list-item>
              </text:list>
            </text:list-item>
          </text:list>
        </text:list-item>
      </text:list>
      <text:p text:style-name="P3"><text:tab/><text:tab/><text:tab/>ritorna l'indirizzo del <text:bookmark-start text:name="DDE_LINK7"/>FrameMemoria<text:bookmark-end text:name="DDE_LINK7"/>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Dimensione():</text:p>
                </text:list-item>
              </text:list>
            </text:list-item>
          </text:list>
        </text:list-item>
      </text:list>
      <text:p text:style-name="P3"><text:tab/><text:tab/><text:tab/>ritorna la dimensione del Frame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InRAM():</text:p>
                </text:list-item>
              </text:list>
            </text:list-item>
          </text:list>
        </text:list-item>
      </text:list>
      <text:p text:style-name="P3"><text:tab/><text:tab/><text:tab/>ritorna un booleano che indica se il FrameMemoria è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InRAM(boolean nuovoStato):</text:p>
                </text:list-item>
              </text:list>
            </text:list-item>
          </text:list>
        </text:list-item>
      </text:list>
      <text:p text:style-name="P3"><text:tab/><text:tab/><text:tab/>specifica se il FrameMemoria è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SolaLettura():</text:p>
                </text:list-item>
              </text:list>
            </text:list-item>
          </text:list>
        </text:list-item>
      </text:list>
      <text:p text:style-name="P3"><text:tab/><text:tab/><text:tab/>ritorna un booleano che indica se il FrameMemoria è di sola lettur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SolaLettura(boolean nuovoStato):</text:p>
                </text:list-item>
              </text:list>
            </text:list-item>
          </text:list>
        </text:list-item>
      </text:list>
      <text:p text:style-name="P3"><text:tab/><text:tab/><text:tab/>marca/smarca il FrameMemoria in sola lettur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IdProcesso():</text:p>
                </text:list-item>
              </text:list>
            </text:list-item>
          </text:list>
        </text:list-item>
      </text:list>
      <text:p text:style-name="P3"><text:tab/><text:tab/><text:tab/>ritorna l'id del processo che detiene il Frame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IdProcesso(int idProcessoPassato):</text:p>
                </text:list-item>
              </text:list>
            </text:list-item>
          </text:list>
        </text:list-item>
      </text:list>
      <text:p text:style-name="P3"><text:tab/><text:tab/><text:tab/>imposta il processo che detiene il Frame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Modifica():</text:p>
                </text:list-item>
              </text:list>
            </text:list-item>
          </text:list>
        </text:list-item>
      </text:list>
      <text:p text:style-name="P3"><text:tab/><text:tab/><text:tab/>ritorna un booleano che indica se il FrameMemoria è stato modificato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<text:soft-page-break/>public boolean setModifica(boolean nuovoStato):</text:p>
                </text:list-item>
              </text:list>
            </text:list-item>
          </text:list>
        </text:list-item>
      </text:list>
      <text:p text:style-name="P3"><text:tab/><text:tab/><text:tab/>marca/smarca il FrameMemoria come modificato.</text:p>
      <text:p text:style-name="P3"/>
      <text:p text:style-name="P3"/>
      <text:p text:style-name="P3"/>
      <text:p text:style-name="P1"><text:bookmark-start text:name="DDE_LINK9"/>Pagina</text:p>
      <text:list text:style-name="L1">
        <text:list-item text:start-value="1">
          <text:p text:style-name="P6">Tipo, obiettivo e funzione della classe/interfaccia:</text:p>
          <text:p text:style-name="P77"><text:tab/>Classe pubblica e concreta; rappresenta una pagina che può risiedere in <text:tab/>memoria. Implementa l'interfaccia FrameMemoria.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 gestore della memoria e da tutte le classi che interagiscono <text:tab/>con lui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boolean solaLettura:</text:p>
                </text:list-item>
              </text:list>
            </text:list-item>
          </text:list>
        </text:list-item>
      </text:list>
      <text:p text:style-name="P3"><text:tab/><text:tab/><text:tab/>indica se la pagina è di sola lettur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bloccata:</text:p>
                </text:list-item>
              </text:list>
            </text:list-item>
          </text:list>
        </text:list-item>
      </text:list>
      <text:p text:style-name="P3"><text:tab/><text:tab/><text:tab/>indica se la pagina è blocc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modificata:</text:p>
                </text:list-item>
              </text:list>
            </text:list-item>
          </text:list>
        </text:list-item>
      </text:list>
      <text:p text:style-name="P3"><text:tab/><text:tab/><text:tab/>indica se la pagina è modific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final String INDIRIZZO:</text:p>
                </text:list-item>
              </text:list>
            </text:list-item>
          </text:list>
        </text:list-item>
      </text:list>
      <text:p text:style-name="P3"><text:tab/><text:tab/><text:tab/>l'indirizzo della pagin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static int DIMENSIONE:</text:p>
                </text:list-item>
              </text:list>
            </text:list-item>
          </text:list>
        </text:list-item>
      </text:list>
      <text:p text:style-name="P3"><text:tab/><text:tab/><text:tab/>la dimensione della pagin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inRAM:</text:p>
                </text:list-item>
              </text:list>
            </text:list-item>
          </text:list>
        </text:list-item>
      </text:list>
      <text:p text:style-name="P3"><text:tab/><text:tab/><text:tab/>indica se la pagina è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idProcesso:</text:p>
                </text:list-item>
              </text:list>
            </text:list-item>
          </text:list>
        </text:list-item>
      </text:list>
      <text:p text:style-name="P3"><text:tab/><text:tab/><text:tab/>l'id del processo che possiede la pagina.</text:p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public Pagina(String indirizzoPagina,int dimensione,int idProcesso):</text:p>
                  <text:list>
                    <text:list-item>
                      <text:list>
                        <text:list-header>
                          <text:p text:style-name="P101">Costruttore della classe. Crea una pagina specificando il suo indirizzo, la dimensione e l'id del processo che la possiede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boolean getSolaLettura():</text:p>
                </text:list-item>
              </text:list>
            </text:list-item>
          </text:list>
        </text:list-item>
      </text:list>
      <text:p text:style-name="P3"><text:tab/><text:tab/><text:tab/>ritorna un booleano che indica se una pagina è di sola lettur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SolaLettura(boolean nuovoStato):</text:p>
                </text:list-item>
              </text:list>
            </text:list-item>
          </text:list>
        </text:list-item>
      </text:list>
      <text:p text:style-name="P3"><text:tab/><text:tab/><text:tab/>marca/smarca una pagina in stato di sola lettura.</text:p>
      <text:p text:style-name="P3"><text:soft-page-break/>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Bloccata():</text:p>
                </text:list-item>
              </text:list>
            </text:list-item>
          </text:list>
        </text:list-item>
      </text:list>
      <text:p text:style-name="P3"><text:tab/><text:tab/><text:tab/>ritorna un booleano che indica se una pagina è blocc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Bloccata(boolean nuovoStato):</text:p>
                </text:list-item>
              </text:list>
            </text:list-item>
          </text:list>
        </text:list-item>
      </text:list>
      <text:p text:style-name="P3"><text:tab/><text:tab/><text:tab/>marca/smarca una pagina come blocc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String getIndirizzo():</text:p>
                </text:list-item>
              </text:list>
            </text:list-item>
          </text:list>
        </text:list-item>
      </text:list>
      <text:p text:style-name="P3"><text:tab/><text:tab/><text:tab/>ritorna l'indirizzo della pagina in memori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InRAM():</text:p>
                </text:list-item>
              </text:list>
            </text:list-item>
          </text:list>
        </text:list-item>
      </text:list>
      <text:p text:style-name="P3"><text:tab/><text:tab/><text:tab/>ritorna un booleano che indica se una pagina è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InRAM(boolean nuovoStato):</text:p>
                </text:list-item>
              </text:list>
            </text:list-item>
          </text:list>
        </text:list-item>
      </text:list>
      <text:p text:style-name="P3"><text:tab/><text:tab/><text:tab/>marca/smarca una pagina come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Dimensione():</text:p>
                </text:list-item>
              </text:list>
            </text:list-item>
          </text:list>
        </text:list-item>
      </text:list>
      <text:p text:style-name="P3"><text:tab/><text:tab/><text:tab/>ritorna la dimensione di una pagin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IdProcesso():</text:p>
                </text:list-item>
              </text:list>
            </text:list-item>
          </text:list>
        </text:list-item>
      </text:list>
      <text:p text:style-name="P3"><text:tab/><text:tab/><text:tab/>ritorna l'id del processo che detiene la pagin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IdProcesso(int idProcessoPassato):</text:p>
                </text:list-item>
              </text:list>
            </text:list-item>
          </text:list>
        </text:list-item>
      </text:list>
      <text:p text:style-name="P3"><text:tab/><text:tab/><text:tab/>imposta il processo che detiene la pagin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Modifica():</text:p>
                </text:list-item>
              </text:list>
            </text:list-item>
          </text:list>
        </text:list-item>
      </text:list>
      <text:p text:style-name="P3"><text:tab/><text:tab/><text:tab/>ritorna un booleano che indica se una pagina è modificat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Modifica(boolean nuovoStato):</text:p>
                </text:list-item>
              </text:list>
            </text:list-item>
          </text:list>
        </text:list-item>
      </text:list>
      <text:p text:style-name="P3"><text:tab/><text:tab/><text:tab/>marca/smarca una pagina come modificata.<text:bookmark-end text:name="DDE_LINK9"/></text:p>
      <text:p text:style-name="P3"/>
      <text:p text:style-name="P3"/>
      <text:p text:style-name="P1">Segmento</text:p>
      <text:list text:style-name="L1">
        <text:list-item text:start-value="1">
          <text:p text:style-name="P6">Tipo, obiettivo e funzione della classe/interfaccia:</text:p>
          <text:p text:style-name="P77"><text:tab/>Classe pubblica e concreta; rappresenta un segmento che può risiedere in <text:tab/>memoria.<text:bookmark-start text:name="DDE_LINK8"/> Implementa l'interfaccia FrameMemoria.<text:bookmark-end text:name="DDE_LINK8"/></text:p>
        </text:list-item>
      </text:list>
      <text:p text:style-name="P3"/>
      <text:list text:style-name="L1">
        <text:list-item text:start-value="1">
          <text:p text:style-name="P6">Relazioni d'uso con altre componenti:</text:p>
          <text:p text:style-name="P77"><text:tab/>Nessuna.</text:p>
        </text:list-item>
      </text:list>
      <text:p text:style-name="P3"/>
      <text:list text:style-name="L1">
        <text:list-item text:start-value="1">
          <text:p text:style-name="P6">Interfacce e relazioni di u<text:span text:style-name="T1">so da altre </text:span>componenti:</text:p>
          <text:p text:style-name="P101"><text:tab/>Viene usata dal gestore della memoria e da tutte le classi che interagiscono <text:tab/>con lui.</text:p>
        </text:list-item>
      </text:list>
      <text:p text:style-name="P3"/>
      <text:list text:style-name="L1">
        <text:list-item text:start-value="1">
          <text:p text:style-name="P6">Attività svolte e dati trattati:</text:p>
          <text:list>
            <text:list-item>
              <text:p text:style-name="P6">Campi dati:</text:p>
              <text:list>
                <text:list-item>
                  <text:p text:style-name="P101">private boolean solaLettura:</text:p>
                </text:list-item>
              </text:list>
            </text:list-item>
          </text:list>
        </text:list-item>
      </text:list>
      <text:p text:style-name="P3"><text:tab/><text:tab/><text:tab/>indica se il segmento è di sola lettur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modificato:</text:p>
                </text:list-item>
              </text:list>
            </text:list-item>
          </text:list>
        </text:list-item>
      </text:list>
      <text:p text:style-name="P3"><text:tab/><text:tab/><text:tab/>indica se il segmento è modificato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<text:soft-page-break/>private final String INDIRIZZO:</text:p>
                </text:list-item>
              </text:list>
            </text:list-item>
          </text:list>
        </text:list-item>
      </text:list>
      <text:p text:style-name="P3"><text:tab/><text:tab/><text:tab/>l'indirizzo del segmento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dimensione:</text:p>
                </text:list-item>
              </text:list>
            </text:list-item>
          </text:list>
        </text:list-item>
      </text:list>
      <text:p text:style-name="P3"><text:tab/><text:tab/><text:tab/>la dimensione del segmento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boolean inRAM:</text:p>
                </text:list-item>
              </text:list>
            </text:list-item>
          </text:list>
        </text:list-item>
      </text:list>
      <text:p text:style-name="P3"><text:tab/><text:tab/><text:tab/>indica se il segmento è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idProcesso:</text:p>
                </text:list-item>
              </text:list>
            </text:list-item>
          </text:list>
        </text:list-item>
      </text:list>
      <text:p text:style-name="P3"><text:tab/><text:tab/><text:tab/>l'id del processo che possiede il segmento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rivate int tempoInRAM:</text:p>
                </text:list-item>
              </text:list>
            </text:list-item>
          </text:list>
        </text:list-item>
      </text:list>
      <text:p text:style-name="P3"><text:tab/><text:tab/><text:tab/>il tempo trascorso da quando il segmento è in RAM.</text:p>
      <text:p text:style-name="P3"><text:tab/><text:tab/><text:tab/></text:p>
      <text:p text:style-name="P3"/>
      <text:p text:style-name="P3"/>
      <text:list text:style-name="L1">
        <text:list-item text:start-value="1">
          <text:list>
            <text:list-item text:start-value="1">
              <text:p text:style-name="P6">Costruttori:</text:p>
              <text:list>
                <text:list-item>
                  <text:p text:style-name="P101">public Segmento(String indirizzo, int dimensione, int idProcesso):</text:p>
                  <text:list>
                    <text:list-item>
                      <text:list>
                        <text:list-header>
                          <text:p text:style-name="P101">Costruttore della classe. Crea un segmento specificando l'indirizzo, la dimensione e l'id del processo che lo possiede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text:style-name="L1">
        <text:list-item text:start-value="1">
          <text:list>
            <text:list-item text:start-value="1">
              <text:p text:style-name="P6">Metodi:</text:p>
              <text:list>
                <text:list-item>
                  <text:p text:style-name="P101">public boolean getSolaLettura()</text:p>
                </text:list-item>
              </text:list>
            </text:list-item>
          </text:list>
        </text:list-item>
      </text:list>
      <text:p text:style-name="P3"><text:tab/><text:tab/><text:tab/>ritorna un booleano che indica se il segmento è di sola lettur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SolaLettura(boolean nuovoStato)</text:p>
                </text:list-item>
              </text:list>
            </text:list-item>
          </text:list>
        </text:list-item>
      </text:list>
      <text:p text:style-name="P3"><text:tab/><text:tab/><text:tab/>marca/smarca un segmento come sola lettura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Dimensione()</text:p>
                </text:list-item>
              </text:list>
            </text:list-item>
          </text:list>
        </text:list-item>
      </text:list>
      <text:p text:style-name="P3"><text:tab/><text:tab/><text:tab/>ritorna la dimensione del segmento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String getIndirizzo()</text:p>
                </text:list-item>
              </text:list>
            </text:list-item>
          </text:list>
        </text:list-item>
      </text:list>
      <text:p text:style-name="P3"><text:tab/><text:tab/><text:tab/>ritorna l'indirizzo del segmento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InRAM()</text:p>
                </text:list-item>
              </text:list>
            </text:list-item>
          </text:list>
        </text:list-item>
      </text:list>
      <text:p text:style-name="P3"><text:tab/><text:tab/><text:tab/>ritorna un booleano che indica se il segmento è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InRAM(boolean nuovoStato)</text:p>
                </text:list-item>
              </text:list>
            </text:list-item>
          </text:list>
        </text:list-item>
      </text:list>
      <text:p text:style-name="P3"><text:tab/><text:tab/><text:tab/>marca/smarca un segmento come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IdProcesso()</text:p>
                </text:list-item>
              </text:list>
            </text:list-item>
          </text:list>
        </text:list-item>
      </text:list>
      <text:p text:style-name="P3"><text:tab/><text:tab/><text:tab/>ritorna l'id del processo che possiede il segmento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IdProcesso(int idProcessoPassato)</text:p>
                </text:list-item>
              </text:list>
            </text:list-item>
          </text:list>
        </text:list-item>
      </text:list>
      <text:p text:style-name="P3"><text:tab/><text:tab/><text:tab/>imposta il processo che detiene il segmento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getModifica()</text:p>
                </text:list-item>
              </text:list>
            </text:list-item>
          </text:list>
        </text:list-item>
      </text:list>
      <text:p text:style-name="P3"><text:tab/><text:tab/><text:tab/>ritorna un booleano che indica se il segmento è modificato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Modifica(boolean nuovoStato)</text:p>
                </text:list-item>
              </text:list>
            </text:list-item>
          </text:list>
        </text:list-item>
      </text:list>
      <text:p text:style-name="P3"><text:tab/><text:tab/><text:tab/>marca/smarca un segmento come modificato.</text:p>
      <text:p text:style-name="P3"><text:soft-page-break/>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int getTempoInRam()</text:p>
                </text:list-item>
              </text:list>
            </text:list-item>
          </text:list>
        </text:list-item>
      </text:list>
      <text:p text:style-name="P3"><text:tab/><text:tab/><text:tab/>ritorna il tempo trascorso da quando il segmento è in RAM.</text:p>
      <text:p text:style-name="P3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01">public boolean setTempoInRAM(int nuovoTempo)</text:p>
                </text:list-item>
              </text:list>
            </text:list-item>
          </text:list>
        </text:list-item>
      </text:list>
      <text:p text:style-name="P3"><text:tab/><text:tab/><text:tab/>imposta il tempo trascorso da quando il segmento è in RAM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Luca</meta:initial-creator>
    <meta:creation-date>2008-03-03T19:07:11</meta:creation-date>
    <dc:creator>Luca</dc:creator>
    <dc:date>2008-03-05T21:37:01</dc:date>
    <meta:editing-cycles>76</meta:editing-cycles>
    <meta:editing-duration>PT6H53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378" meta:word-count="2535" meta:character-count="19331"/>
  </office:meta>
</office:document-meta>
</file>